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25pt" style:use-optimal-row-height="false" fo:break-before="auto"/>
    </style:style>
    <style:style style:name="ro4" style:family="table-row">
      <style:table-row-properties style:row-height="28.25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float" office:value="14" table:style-name="ce9">
            <text:p>1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main.cpp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17, 1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 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1, 110 <text:s text:c="12"/>1, 4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/.cpp Yahtzee.h/cpp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81, 94,102,10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20,24 <text:s text:c="18"/>2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 <text:s text:c="4"/>Yahtzee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float" office:value="25" table:style-name="ce9">
            <text:p>2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Yahtzee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15,16,1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Yahtzee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In Docs folder created by Doxygen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Yahtzee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float" office:value="36" table:style-name="ce9">
            <text:p>36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float" office:value="24" table:style-name="ce9">
            <text:p>24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94, 102, 10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 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float" office:value="16" table:style-name="ce9">
            <text:p>16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Yahtzee.h *has a player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17, 18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47, 61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672, 659, 629, 472<text:s/>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Yahtzee.cpp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float" office:value="61" table:style-name="ce9">
            <text:p>61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cpp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float" office:value="81" table:style-name="ce9">
            <text:p>81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15, 18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Yahtzee.h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RCC RCCD</meta:initial-creator>
    <dc:creator>Cooper, Michael</dc:creator>
    <meta:creation-date>2017-01-25T10:21:36Z</meta:creation-date>
    <dc:date>2021-12-18T23:06:56Z</dc:date>
    <meta:editing-cycles>23</meta:editing-cycles>
    <meta:editing-duration>PT6872S</meta:editing-duration>
  </office:meta>
</office:document-meta>
</file>